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eX Gyre Schola Math" svg:font-family="'TeX Gyre Schola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49cm" style:rel-column-width="16380*"/>
    </style:style>
    <style:style style:name="Tabella1.B" style:family="table-column">
      <style:table-column-properties style:column-width="6.604cm" style:rel-column-width="25461*"/>
    </style:style>
    <style:style style:name="Tabella1.C" style:family="table-column">
      <style:table-column-properties style:column-width="6.147cm" style:rel-column-width="236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background-color="#2cee0e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fo:background-color="#2cee0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4" style:family="table-row">
      <style:table-row-properties fo:background-color="#e327ff">
        <style:background-image/>
      </style:table-row-properties>
    </style:style>
    <style:style style:name="Tabella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C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TeX Gyre Schola Math" fo:font-size="36pt" fo:font-weight="bold" officeooo:rsid="000e764e" officeooo:paragraph-rsid="000e764e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bold" officeooo:rsid="000fa937" officeooo:paragraph-rsid="000fa937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fa937" officeooo:paragraph-rsid="000fa937" style:font-size-asian="10.5pt" style:font-weight-asian="normal" style:font-size-complex="12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0e764e" officeooo:paragraph-rsid="000e764e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0e764e" officeooo:paragraph-rsid="000e764e" fo:background-color="#63bbee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Liberation Sans" fo:font-size="12pt" fo:font-weight="bold" officeooo:rsid="000e764e" officeooo:paragraph-rsid="000e764e" fo:background-color="#fc5c00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iberation Sans" fo:font-size="12pt" fo:font-weight="bold" officeooo:rsid="000fa937" officeooo:paragraph-rsid="000fa937" style:font-size-asian="10.5pt" style:font-weight-asian="bold" style:font-size-complex="12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Liberation Sans" fo:font-size="12pt" fo:font-weight="normal" officeooo:rsid="000fa937" officeooo:paragraph-rsid="000fa937" style:font-size-asian="10.5pt" style:font-weight-asian="normal" style:font-size-complex="12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0e764e" officeooo:paragraph-rsid="000e764e" fo:background-color="#63bbee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0e1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ARNING TEST</text:p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5">TEST NUMBER</text:p>
          </table:table-cell>
          <table:table-cell table:style-name="Tabella1.A1" office:value-type="string">
            <text:p text:style-name="P6">MODEL LIST</text:p>
          </table:table-cell>
          <table:table-cell table:style-name="Tabella1.C1" office:value-type="string">
            <text:p text:style-name="P9">PCA APPLICATION</text:p>
          </table:table-cell>
        </table:table-row>
        <table:table-row>
          <table:table-cell table:style-name="Tabella1.A2" office:value-type="string">
            <text:p text:style-name="P4">TEST 1 </text:p>
          </table:table-cell>
          <table:table-cell table:style-name="Tabella1.A2" office:value-type="string">
            <text:p text:style-name="P4">FULL LIST</text:p>
          </table:table-cell>
          <table:table-cell table:style-name="Tabella1.C2" office:value-type="string">
            <text:p text:style-name="P4">NO</text:p>
          </table:table-cell>
        </table:table-row>
        <table:table-row>
          <table:table-cell table:style-name="Tabella1.A2" office:value-type="string">
            <text:p text:style-name="P4">TEST 2</text:p>
          </table:table-cell>
          <table:table-cell table:style-name="Tabella1.A2" office:value-type="string">
            <text:p text:style-name="P4">FULL LIST</text:p>
          </table:table-cell>
          <table:table-cell table:style-name="Tabella1.C2" office:value-type="string">
            <text:p text:style-name="P4">YES</text:p>
          </table:table-cell>
        </table:table-row>
        <table:table-row table:style-name="Tabella1.4">
          <table:table-cell table:style-name="Tabella1.A4" office:value-type="string">
            <text:p text:style-name="P4">TEST <text:span text:style-name="T2">3</text:span></text:p>
          </table:table-cell>
          <table:table-cell table:style-name="Tabella1.A4" office:value-type="string">
            <text:p text:style-name="P4">RESTRICTED LIST</text:p>
          </table:table-cell>
          <table:table-cell table:style-name="Tabella1.C4" office:value-type="string">
            <text:p text:style-name="P4">NO</text:p>
          </table:table-cell>
        </table:table-row>
        <table:table-row table:style-name="Tabella1.4">
          <table:table-cell table:style-name="Tabella1.A4" office:value-type="string">
            <text:p text:style-name="P4">TEST <text:span text:style-name="T2">4</text:span></text:p>
          </table:table-cell>
          <table:table-cell table:style-name="Tabella1.A4" office:value-type="string">
            <text:p text:style-name="P4">RESTRICTED LIST</text:p>
          </table:table-cell>
          <table:table-cell table:style-name="Tabella1.C4" office:value-type="string">
            <text:p text:style-name="P4">YES</text:p>
          </table:table-cell>
        </table:table-row>
      </table:table>
      <text:p text:style-name="P1"/>
      <text:p text:style-name="P2">NOTA A MARGINE: </text:p>
      <text:p text:style-name="P3"/>
      <text:list xml:id="list278406577" text:style-name="L1">
        <text:list-item>
          <text:p text:style-name="P7">LISTA RISTRETTA - &gt; <text:span text:style-name="T1">Mettere nella relazione 5 Grafici di Ipotesi 2D (compreso quello del vincitore) e 5 Grafici 3D di Ipotesi (compreso quello del vincitore). Stampare tutti i grafici </text:span>“Degree vs Error”</text:p>
          <text:p text:style-name="P8">Stampare tutti gli errori.</text:p>
        </text:list-item>
        <text:list-item>
          <text:p text:style-name="P7">LISTA COMPLETA- &gt; <text:span text:style-name="T1">Mettere nella relazione 5 Grafici di Ipotesi 2D (compreso quello del vincitore) e 5 Grafici 3D di Ipotesi (compreso quello del vincitore). Stampare solo 5 Grafici </text:span>“Degree vs Error”<text:span text:style-name="T1"> compreso quello del vincitore.</text:span></text:p>
          <text:p text:style-name="P8">Stampare solo 20 errori, compreso quello del vincitore.</text:p>
        </text:list-item>
        <text:list-item>
          <text:p text:style-name="P8">Specificare ,nella relazione, che non si sono aggiunti i dati completi per motivi di layout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eX Gyre Schola Math" svg:font-family="'TeX Gyre Schola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5:06:24.926465799</meta:creation-date>
    <dc:date>2019-02-05T13:05:07.261441253</dc:date>
    <meta:editing-duration>PT9M37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1" meta:paragraph-count="22" meta:word-count="132" meta:character-count="756" meta:non-whitespace-character-count="649"/>
  </office:meta>
</office:document-meta>
</file>